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 fo:padding-top="-0.5cm"/>
    </style:style>
    <style:style style:name="gr2" style:family="graphic" style:parent-style-name="objectwithoutfill">
      <style:graphic-properties draw:fill="none" draw:textarea-horizontal-align="center" draw:textarea-vertical-align="top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ff" draw:marker-start="Arrow" draw:marker-end="Arrow" draw:textarea-horizontal-align="center" draw:textarea-vertical-align="middle"/>
    </style:style>
    <style:style style:name="gr6" style:family="graphic" style:parent-style-name="standard">
      <style:graphic-properties svg:stroke-color="#0000ff" draw:textarea-horizontal-align="center" draw:textarea-vertical-align="middle"/>
    </style:style>
    <style:style style:name="gr7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 fo:font-size="9pt"/>
    </style:style>
    <style:style style:name="P5" style:family="paragraph">
      <style:paragraph-properties fo:text-align="center"/>
      <style:text-properties fo:color="#0000ff" fo:font-size="9pt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paragraph-properties fo:margin-left="0cm" fo:margin-right="0cm" fo:text-align="center" fo:text-indent="0cm"/>
      <style:text-properties fo:color="#ff0000" fo:font-size="9pt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style:style style:name="T3" style:family="text">
      <style:text-properties fo:color="#ff0000"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rect draw:style-name="gr1" draw:text-style-name="P2" draw:layer="layout" svg:width="2.5cm" svg:height="0.4cm" svg:x="0.623cm" svg:y="0.723cm">
              <text:p text:style-name="P1"><text:span text:style-name="T1">leapfrog</text:span></text:p>
            </draw:rect>
            <draw:rect draw:style-name="gr2" draw:text-style-name="P2" draw:layer="layout" svg:width="2.5cm" svg:height="0.5cm" svg:x="0.623cm" svg:y="1.123cm">
              <text:p/>
            </draw:rect>
          </draw:g>
          <draw:frame draw:style-name="gr3" draw:text-style-name="P4" xml:id="id1" draw:id="id1" draw:layer="layout" svg:width="0.163cm" svg:height="0.39cm" svg:x="1.778cm" svg:y="0.664cm">
            <draw:text-box>
              <text:p text:style-name="P3"><text:span text:style-name="T2">q</text:span></text:p>
            </draw:text-box>
          </draw:frame>
          <draw:g>
            <draw:rect draw:style-name="gr1" draw:text-style-name="P2" draw:layer="layout" svg:width="3.2cm" svg:height="0.4cm" svg:x="0.623cm" svg:y="2.423cm">
              <text:p text:style-name="P1"><text:span text:style-name="T1">calfis</text:span></text:p>
            </draw:rect>
            <draw:rect draw:style-name="gr2" draw:text-style-name="P2" draw:layer="layout" svg:width="3.2cm" svg:height="0.5cm" svg:x="0.623cm" svg:y="2.823cm">
              <text:p/>
            </draw:rect>
          </draw:g>
          <draw:g>
            <draw:rect draw:style-name="gr1" draw:text-style-name="P2" draw:layer="layout" svg:width="6.7cm" svg:height="0.4cm" svg:x="0.623cm" svg:y="4.123cm">
              <text:p text:style-name="P1"><text:span text:style-name="T1">physiq</text:span></text:p>
            </draw:rect>
            <draw:rect draw:style-name="gr2" draw:text-style-name="P2" draw:layer="layout" svg:width="6.7cm" svg:height="0.5cm" svg:x="0.623cm" svg:y="4.523cm">
              <text:p/>
            </draw:rect>
          </draw:g>
          <draw:g>
            <draw:rect draw:style-name="gr1" draw:text-style-name="P2" draw:layer="layout" svg:width="6.7cm" svg:height="0.4cm" svg:x="0.623cm" svg:y="5.823cm">
              <text:p text:style-name="P1"><text:span text:style-name="T1">phytrac</text:span></text:p>
            </draw:rect>
            <draw:rect draw:style-name="gr2" draw:text-style-name="P2" draw:layer="layout" svg:width="6.7cm" svg:height="0.5cm" svg:x="0.623cm" svg:y="6.223cm">
              <text:p/>
            </draw:rect>
          </draw:g>
          <draw:frame draw:style-name="gr3" draw:text-style-name="P4" xml:id="id2" draw:id="id2" draw:layer="layout" svg:width="0.163cm" svg:height="0.39cm" svg:x="1.286cm" svg:y="2.423cm">
            <draw:text-box>
              <text:p text:style-name="P3"><text:span text:style-name="T2">q</text:span></text:p>
            </draw:text-box>
          </draw:frame>
          <draw:frame draw:style-name="gr3" draw:text-style-name="P4" xml:id="id3" draw:id="id3" draw:layer="layout" svg:width="0.324cm" svg:height="0.39cm" svg:x="0.978cm" svg:y="2.923cm">
            <draw:text-box>
              <text:p text:style-name="P3"><text:span text:style-name="T2">qx</text:span></text:p>
            </draw:text-box>
          </draw:frame>
          <draw:frame draw:style-name="gr3" draw:text-style-name="P4" xml:id="id4" draw:id="id4" draw:layer="layout" svg:width="0.324cm" svg:height="0.39cm" svg:x="1.178cm" svg:y="4.15cm">
            <draw:text-box>
              <text:p text:style-name="P3"><text:span text:style-name="T2">qx</text:span></text:p>
            </draw:text-box>
          </draw:frame>
          <draw:frame draw:style-name="gr3" draw:text-style-name="P4" xml:id="id5" draw:id="id5" draw:layer="layout" svg:width="0.815cm" svg:height="0.39cm" svg:x="0.836cm" svg:y="4.623cm">
            <draw:text-box>
              <text:p text:style-name="P3"><text:span text:style-name="T2">tr_seri</text:span></text:p>
            </draw:text-box>
          </draw:frame>
          <draw:frame draw:style-name="gr3" draw:text-style-name="P4" xml:id="id6" draw:id="id6" draw:layer="layout" svg:width="0.815cm" svg:height="0.39cm" svg:x="0.933cm" svg:y="5.811cm">
            <draw:text-box>
              <text:p text:style-name="P3"><text:span text:style-name="T2">tr_seri</text:span></text:p>
            </draw:text-box>
          </draw:frame>
          <draw:connector draw:style-name="gr4" draw:text-style-name="P5" draw:layer="layout" draw:type="curve" svg:x1="1.859cm" svg:y1="1.054cm" svg:x2="1.286cm" svg:y2="2.618cm" draw:start-shape="id1" draw:start-glue-point="2" draw:end-shape="id2" draw:end-glue-point="3" svg:d="m1859 1054c0 1027-537 856-868 990s-455 574 295 574" svg:viewBox="0 0 1129 1565">
            <text:p/>
          </draw:connector>
          <draw:connector draw:style-name="gr4" draw:text-style-name="P5" draw:layer="layout" draw:type="curve" svg:x1="1.449cm" svg:y1="2.618cm" svg:x2="1.302cm" svg:y2="3.118cm" draw:start-shape="id2" draw:start-glue-point="1" draw:end-shape="id3" draw:end-glue-point="1" svg:d="m1449 2618c750 0 823 500-147 500" svg:viewBox="0 0 720 501">
            <text:p/>
          </draw:connector>
          <draw:connector draw:style-name="gr4" draw:text-style-name="P5" draw:layer="layout" draw:type="curve" svg:x1="0.978cm" svg:y1="3.118cm" svg:x2="1.178cm" svg:y2="4.345cm" draw:start-shape="id3" draw:start-glue-point="3" draw:end-shape="id4" draw:end-glue-point="3" svg:d="m978 3118c-766 0-866 1227 200 1227" svg:viewBox="0 0 789 1228">
            <text:p/>
          </draw:connector>
          <draw:connector draw:style-name="gr5" draw:text-style-name="P5" draw:layer="layout" draw:type="curve" svg:x1="0.836cm" svg:y1="4.818cm" svg:x2="0.933cm" svg:y2="6.006cm" draw:start-shape="id5" draw:start-glue-point="3" draw:end-shape="id6" draw:end-glue-point="3" svg:d="m836 4818c-750 0-798 1188 97 1188" svg:viewBox="0 0 667 1189">
            <text:p/>
          </draw:connector>
          <draw:connector draw:style-name="gr4" draw:text-style-name="P5" draw:layer="layout" draw:type="curve" svg:x1="1.502cm" svg:y1="4.345cm" svg:x2="1.651cm" svg:y2="4.818cm" draw:start-shape="id4" draw:start-glue-point="1" draw:end-shape="id5" draw:end-glue-point="1" svg:d="m1502 4345c987 0 912 473 149 473" svg:viewBox="0 0 732 474">
            <text:p/>
          </draw:connector>
          <draw:frame draw:style-name="gr3" draw:text-style-name="P4" xml:id="id7" draw:id="id7" draw:layer="layout" svg:width="0.713cm" svg:height="0.39cm" svg:x="2.823cm" svg:y="5.815cm">
            <draw:text-box>
              <text:p text:style-name="P3"><text:span text:style-name="T2">pplay</text:span></text:p>
            </draw:text-box>
          </draw:frame>
          <draw:frame draw:style-name="gr3" draw:text-style-name="P4" xml:id="id8" draw:id="id8" draw:layer="layout" svg:width="0.713cm" svg:height="0.39cm" svg:x="2.923cm" svg:y="4.115cm">
            <draw:text-box>
              <text:p text:style-name="P3"><text:span text:style-name="T2">pplay</text:span></text:p>
            </draw:text-box>
          </draw:frame>
          <draw:connector draw:style-name="gr6" draw:text-style-name="P6" draw:layer="layout" draw:type="curve" svg:x1="3.179cm" svg:y1="5.815cm" svg:x2="3.279cm" svg:y2="4.505cm" draw:start-shape="id7" draw:start-glue-point="0" draw:end-shape="id8" draw:end-glue-point="2" svg:d="m3179 5815c0-982 100-328 100-1310" svg:viewBox="0 0 101 1311">
            <text:p/>
          </draw:connector>
          <draw:frame draw:style-name="gr3" draw:text-style-name="P4" xml:id="id9" draw:id="id9" draw:layer="layout" svg:width="0.692cm" svg:height="0.39cm" svg:x="2.923cm" svg:y="2.923cm">
            <draw:text-box>
              <text:p text:style-name="P3"><text:span text:style-name="T2">zplay</text:span></text:p>
            </draw:text-box>
          </draw:frame>
          <draw:connector draw:style-name="gr6" draw:text-style-name="P5" draw:layer="layout" draw:type="curve" svg:x1="3.279cm" svg:y1="4.115cm" svg:x2="3.269cm" svg:y2="3.313cm" draw:start-shape="id8" draw:start-glue-point="0" draw:end-shape="id9" draw:end-glue-point="2" svg:d="m3279 4115c0-601-10-201-10-802" svg:viewBox="0 0 11 803">
            <text:p/>
          </draw:connector>
          <draw:frame draw:style-name="gr3" draw:text-style-name="P4" xml:id="id10" draw:id="id10" draw:layer="layout" svg:width="0.485cm" svg:height="0.39cm" svg:x="3.039cm" svg:y="2.423cm">
            <draw:text-box>
              <text:p text:style-name="P3"><text:span text:style-name="T2">ppk</text:span></text:p>
            </draw:text-box>
          </draw:frame>
          <draw:connector draw:style-name="gr4" draw:text-style-name="P5" draw:layer="layout" draw:type="curve" svg:x1="3.039cm" svg:y1="2.618cm" svg:x2="2.923cm" svg:y2="3.118cm" draw:start-shape="id10" draw:start-glue-point="3" draw:end-shape="id9" draw:end-glue-point="3" svg:d="m3039 2618c-940 0-882 500-116 500" svg:viewBox="0 0 699 501">
            <text:p/>
          </draw:connector>
          <draw:frame draw:style-name="gr3" draw:text-style-name="P4" xml:id="id11" draw:id="id11" draw:layer="layout" svg:width="0.324cm" svg:height="0.39cm" svg:x="2.623cm" svg:y="1.161cm">
            <draw:text-box>
              <text:p text:style-name="P3"><text:span text:style-name="T2">pk</text:span></text:p>
            </draw:text-box>
          </draw:frame>
          <draw:connector draw:style-name="gr6" draw:text-style-name="P5" draw:layer="layout" draw:type="curve" svg:x1="2.947cm" svg:y1="1.356cm" svg:x2="3.524cm" svg:y2="2.618cm" draw:start-shape="id11" draw:start-glue-point="1" draw:end-shape="id10" draw:end-glue-point="1" svg:d="m2947 1356c1629 0 1340 1262 577 1262" svg:viewBox="0 0 1190 1263">
            <text:p/>
          </draw:connector>
          <draw:frame draw:style-name="gr3" draw:text-style-name="P4" xml:id="id14" draw:id="id14" draw:layer="layout" svg:width="0.48cm" svg:height="0.39cm" svg:x="4.763cm" svg:y="5.795cm">
            <draw:text-box>
              <text:p text:style-name="P3"><text:span text:style-name="T2">xlat</text:span></text:p>
            </draw:text-box>
          </draw:frame>
          <draw:frame draw:style-name="gr3" draw:text-style-name="P4" xml:id="id13" draw:id="id13" draw:layer="layout" svg:width="0.425cm" svg:height="0.39cm" svg:x="4.763cm" svg:y="4.623cm">
            <draw:text-box>
              <text:p text:style-name="P3"><text:span text:style-name="T2">rlat</text:span></text:p>
            </draw:text-box>
          </draw:frame>
          <draw:g>
            <draw:rect draw:style-name="gr1" draw:text-style-name="P2" draw:layer="layout" svg:width="2.5cm" svg:height="0.4cm" svg:x="5.823cm" svg:y="2.323cm">
              <text:p text:style-name="P1"><text:span text:style-name="T1">phyetat0</text:span></text:p>
            </draw:rect>
            <draw:rect draw:style-name="gr2" draw:text-style-name="P2" draw:layer="layout" svg:width="2.5cm" svg:height="0.5cm" svg:x="5.823cm" svg:y="2.723cm">
              <text:p/>
            </draw:rect>
          </draw:g>
          <draw:frame draw:style-name="gr3" draw:text-style-name="P4" xml:id="id12" draw:id="id12" draw:layer="layout" svg:width="0.425cm" svg:height="0.39cm" svg:x="5.963cm" svg:y="2.323cm">
            <draw:text-box>
              <text:p text:style-name="P3"><text:span text:style-name="T2">rlat</text:span></text:p>
            </draw:text-box>
          </draw:frame>
          <draw:connector draw:style-name="gr6" draw:text-style-name="P5" draw:layer="layout" draw:type="curve" svg:x1="6.175cm" svg:y1="2.713cm" svg:x2="4.975cm" svg:y2="4.623cm" draw:start-shape="id12" draw:start-glue-point="2" draw:end-shape="id13" draw:end-glue-point="0" svg:d="m6175 2713c0 1432-1200 478-1200 1910" svg:viewBox="0 0 1201 1911">
            <text:p/>
          </draw:connector>
          <draw:connector draw:style-name="gr6" draw:text-style-name="P5" draw:layer="layout" draw:type="curve" svg:x1="4.975cm" svg:y1="5.013cm" svg:x2="5.003cm" svg:y2="5.795cm" draw:start-shape="id13" draw:start-glue-point="2" draw:end-shape="id14" draw:end-glue-point="0" svg:d="m4975 5013c0 586 28 196 28 782" svg:viewBox="0 0 29 783">
            <text:p/>
          </draw:connector>
          <draw:rect draw:style-name="gr7" draw:text-style-name="P7" draw:layer="layout" svg:width="3cm" svg:height="0.5cm" svg:x="5.823cm" svg:y="0.623cm">
            <text:p text:style-name="P1"><text:span text:style-name="T3">startphy.nc</text:span></text:p>
          </draw:rect>
          <draw:frame draw:style-name="gr3" draw:text-style-name="P4" xml:id="id15" draw:id="id15" draw:layer="layout" svg:width="0.959cm" svg:height="0.39cm" svg:x="6cm" svg:y="0.696cm">
            <draw:text-box>
              <text:p text:style-name="P3"><text:span text:style-name="T2">latitude</text:span></text:p>
            </draw:text-box>
          </draw:frame>
          <draw:connector draw:style-name="gr4" draw:text-style-name="P5" draw:layer="layout" draw:type="curve" svg:x1="6.479cm" svg:y1="1.086cm" svg:x2="6.175cm" svg:y2="2.323cm" draw:start-shape="id15" draw:start-glue-point="2" draw:end-shape="id12" draw:end-glue-point="0" svg:d="m6479 1086c0 928-304 310-304 1237" svg:viewBox="0 0 305 1238">
            <text:p/>
          </draw:connector>
          <draw:frame draw:style-name="gr3" draw:text-style-name="P4" xml:id="id18" draw:id="id18" draw:layer="layout" svg:width="0.574cm" svg:height="0.39cm" svg:x="6.163cm" svg:y="5.795cm">
            <draw:text-box>
              <text:p text:style-name="P3"><text:span text:style-name="T2">xlon</text:span></text:p>
            </draw:text-box>
          </draw:frame>
          <draw:frame draw:style-name="gr3" draw:text-style-name="P4" xml:id="id17" draw:id="id17" draw:layer="layout" svg:width="0.518cm" svg:height="0.39cm" svg:x="6.163cm" svg:y="4.623cm">
            <draw:text-box>
              <text:p text:style-name="P3"><text:span text:style-name="T2">rlon</text:span></text:p>
            </draw:text-box>
          </draw:frame>
          <draw:frame draw:style-name="gr3" draw:text-style-name="P4" xml:id="id16" draw:id="id16" draw:layer="layout" svg:width="0.518cm" svg:height="0.39cm" svg:x="7.363cm" svg:y="2.323cm">
            <draw:text-box>
              <text:p text:style-name="P3"><text:span text:style-name="T2">rlon</text:span></text:p>
            </draw:text-box>
          </draw:frame>
          <draw:connector draw:style-name="gr6" draw:text-style-name="P5" draw:layer="layout" draw:type="curve" svg:x1="7.622cm" svg:y1="2.713cm" svg:x2="6.422cm" svg:y2="4.623cm" draw:start-shape="id16" draw:start-glue-point="2" draw:end-shape="id17" draw:end-glue-point="0" svg:d="m7622 2713c0 1432-1200 478-1200 1910" svg:viewBox="0 0 1201 1911">
            <text:p/>
          </draw:connector>
          <draw:connector draw:style-name="gr6" draw:text-style-name="P5" draw:layer="layout" draw:type="curve" svg:x1="6.422cm" svg:y1="5.013cm" svg:x2="6.45cm" svg:y2="5.795cm" draw:start-shape="id17" draw:start-glue-point="2" draw:end-shape="id18" draw:end-glue-point="0" svg:d="m6422 5013c0 586 28 196 28 782" svg:viewBox="0 0 29 783">
            <text:p/>
          </draw:connector>
          <draw:frame draw:style-name="gr3" draw:text-style-name="P4" xml:id="id19" draw:id="id19" draw:layer="layout" svg:width="1.213cm" svg:height="0.39cm" svg:x="7.4cm" svg:y="0.696cm">
            <draw:text-box>
              <text:p text:style-name="P3"><text:span text:style-name="T2">longitude</text:span></text:p>
            </draw:text-box>
          </draw:frame>
          <draw:connector draw:style-name="gr4" draw:text-style-name="P5" draw:layer="layout" draw:type="curve" svg:x1="8.006cm" svg:y1="1.086cm" svg:x2="7.881cm" svg:y2="2.518cm" draw:start-shape="id19" draw:start-glue-point="2" draw:end-shape="id16" draw:end-glue-point="1" svg:d="m8006 1086c0 928 192 773 352 899s286 533-477 533" svg:viewBox="0 0 599 143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05-10T17:27:13</meta:creation-date>
    <dc:date>2013-11-18T19:27:45</dc:date>
    <dc:language>fr-FR</dc:language>
    <meta:editing-cycles>18</meta:editing-cycles>
    <meta:editing-duration>PT3H15M14S</meta:editing-duration>
    <dc:creator>GUEZ Lionel</dc:cre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